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stroke-linejoin="round" draw:fill-color="#eeeeee" draw:textarea-horizontal-align="justify" draw:textarea-vertical-align="middle" draw:auto-grow-height="false" fo:min-height="19.9cm" fo:min-width="28.2cm"/>
    </style:style>
    <style:style style:name="gr2" style:family="graphic" style:parent-style-name="objectwithoutfill">
      <style:graphic-properties draw:stroke="dash" draw:stroke-dash="Dash_20__28_Rounded_29_" svg:stroke-width="0.053cm" svg:stroke-color="#808080" draw:marker-start-width="0.279cm" draw:marker-end="Arrowheads_20_1" draw:marker-end-width="0.379cm" svg:stroke-linecap="round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svg:stroke-color="#666666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666666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7" style:family="graphic" style:parent-style-name="standard">
      <style:graphic-properties svg:stroke-color="#8d281e" draw:fill-color="#ff3838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4" style:family="graphic" style:parent-style-name="objectwithoutfill">
      <style:graphic-properties svg:stroke-width="0.081cm" svg:stroke-color="#069a2e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5983b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T1" style:family="text">
      <style:text-properties fo:font-size="16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7cm" svg:height="20.15cm" svg:x="0.55cm" svg:y="0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85cm" svg:y1="13.33cm" svg:x2="9.48cm" svg:y2="13.684cm">
          <text:p/>
        </draw:line>
        <draw:line draw:style-name="gr2" draw:text-style-name="P2" draw:layer="layout" svg:x1="12.85cm" svg:y1="11.517cm" svg:x2="12.538cm" svg:y2="11.147cm">
          <text:p/>
        </draw:line>
        <draw:line draw:style-name="gr2" draw:text-style-name="P2" draw:layer="layout" svg:x1="11.78cm" svg:y1="11.961cm" svg:x2="11.682cm" svg:y2="11.843cm">
          <text:p/>
        </draw:line>
        <draw:line draw:style-name="gr2" draw:text-style-name="P2" draw:layer="layout" svg:x1="11.063cm" svg:y1="12.976cm" svg:x2="10.768cm" svg:y2="12.621cm">
          <text:p/>
        </draw:line>
        <draw:line draw:style-name="gr3" draw:text-style-name="P2" draw:layer="layout" svg:x1="15.805cm" svg:y1="14.953cm" svg:x2="28.925cm" svg:y2="14.952cm">
          <text:p/>
        </draw:line>
        <draw:line draw:style-name="gr4" draw:text-style-name="P3" draw:layer="layout" svg:x1="1.5cm" svg:y1="8.7cm" svg:x2="1.5cm" svg:y2="0.7cm">
          <text:p/>
        </draw:line>
        <draw:line draw:style-name="gr5" draw:text-style-name="P2" draw:layer="layout" svg:x1="1.5cm" svg:y1="8.7cm" svg:x2="14.5cm" svg:y2="8.7cm">
          <text:p/>
        </draw:line>
        <draw:frame draw:style-name="gr6" draw:text-style-name="P4" draw:layer="layout" svg:width="0.925cm" svg:height="0.962cm" svg:x="0.5cm" svg:y="4.95cm">
          <draw:text-box>
            <text:p>Y</text:p>
          </draw:text-box>
        </draw:frame>
        <draw:frame draw:style-name="gr6" draw:text-style-name="P4" draw:layer="layout" svg:width="0.925cm" svg:height="0.962cm" svg:x="6.5cm" svg:y="8.95cm">
          <draw:text-box>
            <text:p>X</text:p>
          </draw:text-box>
        </draw:frame>
        <draw:custom-shape draw:style-name="gr7" draw:text-style-name="P5" draw:layer="layout" svg:width="0.2cm" svg:height="0.2cm" svg:x="11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9.25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9.25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6.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8.0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6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6.8cm" svg:y="6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1.8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.7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8.429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2.75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3.5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6.901cm" svg:y="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9.7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5.2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8.201cm" svg:y="5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5.05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5cm" svg:y1="8.7cm" svg:x2="28.5cm" svg:y2="8.7cm">
          <text:p/>
        </draw:line>
        <draw:frame draw:style-name="gr6" draw:text-style-name="P4" draw:layer="layout" svg:width="0.925cm" svg:height="0.962cm" svg:x="21.853cm" svg:y="8.95cm">
          <draw:text-box>
            <text:p>X</text:p>
          </draw:text-box>
        </draw:frame>
        <draw:frame draw:style-name="gr9" draw:text-style-name="P4" draw:layer="layout" svg:width="3.461cm" svg:height="0.962cm" svg:x="5cm" svg:y="9.6cm">
          <draw:text-box>
            <text:p>2-D Graph</text:p>
          </draw:text-box>
        </draw:frame>
        <draw:frame draw:style-name="gr10" draw:text-style-name="P7" draw:layer="layout" svg:width="5.87cm" svg:height="0.878cm" svg:x="19.45cm" svg:y="9.6cm">
          <draw:text-box>
            <text:p><text:span text:style-name="T1">Projections on X-Axis</text:span></text:p>
          </draw:text-box>
        </draw:frame>
        <draw:custom-shape draw:style-name="gr7" draw:text-style-name="P5" draw:layer="layout" svg:width="0.2cm" svg:height="0.2cm" svg:x="25.10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3.35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3.35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20.40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2.15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0.85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0.9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25.9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6.80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8.1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22.53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26.85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27.6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002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23.85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9.35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2.302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7.10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9.151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10.25cm" svg:height="1.361cm" svg:x="17.15cm" svg:y="4.738cm">
          <draw:text-box>
            <text:p text:style-name="P8"><text:span text:style-name="T2">Simple projection on X-Axis is not the best solution!</text:span></text:p>
          </draw:text-box>
        </draw:frame>
        <draw:line draw:style-name="gr4" draw:text-style-name="P3" draw:layer="layout" svg:x1="1.5cm" svg:y1="18.7cm" svg:x2="1.5cm" svg:y2="10.7cm">
          <text:p/>
        </draw:line>
        <draw:line draw:style-name="gr5" draw:text-style-name="P2" draw:layer="layout" svg:x1="1.5cm" svg:y1="18.7cm" svg:x2="14.5cm" svg:y2="18.7cm">
          <text:p/>
        </draw:line>
        <draw:frame draw:style-name="gr6" draw:text-style-name="P4" draw:layer="layout" svg:width="0.925cm" svg:height="0.962cm" svg:x="6.5cm" svg:y="18.91cm">
          <draw:text-box>
            <text:p>X</text:p>
          </draw:text-box>
        </draw:frame>
        <draw:custom-shape draw:style-name="gr7" draw:text-style-name="P5" draw:layer="layout" svg:width="0.2cm" svg:height="0.2cm" draw:transform="rotate (0.00628318530717959) translate (10.984cm 12.8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9.227cm 13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9.255cm 15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6.284cm 12.4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8.06cm 1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6.75cm 14.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6.809cm 16.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11.799cm 11.9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2.718cm 18.0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4.01cm 17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8.418cm 13.0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12.728cm 11.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13.506cm 15.8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6.919cm 17.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9.734cm 12.6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5.23cm 11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8.206cm 15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165806278939461) translate (2.577cm 12.8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5.054cm 15.9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8.5cm" svg:height="1.505cm" svg:x="3cm" svg:y="19.5cm">
          <draw:text-box>
            <text:p><text:span text:style-name="T1">Projection on an inclined plain</text:span></text:p>
          </draw:text-box>
        </draw:frame>
        <draw:line draw:style-name="gr3" draw:text-style-name="P2" draw:layer="layout" svg:x1="3.01cm" svg:y1="19.126cm" svg:x2="13.045cm" svg:y2="10.675cm">
          <text:p/>
        </draw:line>
        <draw:line draw:style-name="gr2" draw:text-style-name="P2" draw:layer="layout" svg:x1="5.413cm" svg:y1="11.855cm" svg:x2="7.97cm" svg:y2="14.931cm">
          <text:p/>
        </draw:line>
        <draw:line draw:style-name="gr2" draw:text-style-name="P2" draw:layer="layout" svg:x1="5.154cm" svg:y1="16.035cm" svg:x2="5.756cm" svg:y2="16.758cm">
          <text:p/>
        </draw:line>
        <draw:line draw:style-name="gr2" draw:text-style-name="P2" draw:layer="layout" svg:x1="6.99cm" svg:y1="17.43cm" svg:x2="6.165cm" svg:y2="16.437cm">
          <text:p/>
        </draw:line>
        <draw:line draw:style-name="gr2" draw:text-style-name="P2" draw:layer="layout" svg:x1="6.916cm" svg:y1="16.512cm" svg:x2="6.581cm" svg:y2="16.109cm">
          <text:p/>
        </draw:line>
        <draw:line draw:style-name="gr2" draw:text-style-name="P2" draw:layer="layout" svg:x1="6.92cm" svg:y1="15.14cm" svg:x2="7.231cm" svg:y2="15.514cm">
          <text:p/>
        </draw:line>
        <draw:line draw:style-name="gr2" draw:text-style-name="P2" draw:layer="layout" svg:x1="8.175cm" svg:y1="16.541cm" svg:x2="7.303cm" svg:y2="15.492cm">
          <text:p/>
        </draw:line>
        <draw:line draw:style-name="gr2" draw:text-style-name="P2" draw:layer="layout" svg:x1="6.443cm" svg:y1="12.625cm" svg:x2="8.193cm" svg:y2="14.73cm">
          <text:p/>
        </draw:line>
        <draw:line draw:style-name="gr2" draw:text-style-name="P2" draw:layer="layout" svg:x1="8.558cm" svg:y1="13.169cm" svg:x2="9.169cm" svg:y2="13.904cm">
          <text:p/>
        </draw:line>
        <draw:line draw:style-name="gr2" draw:text-style-name="P2" draw:layer="layout" svg:x1="9.186cm" svg:y1="13.329cm" svg:x2="9.481cm" svg:y2="13.683cm">
          <text:p/>
        </draw:line>
        <draw:line draw:style-name="gr2" draw:text-style-name="P2" draw:layer="layout" svg:x1="9.833cm" svg:y1="12.748cm" svg:x2="10.13cm" svg:y2="13.104cm">
          <text:p/>
        </draw:line>
        <draw:line draw:style-name="gr2" draw:text-style-name="P2" draw:layer="layout" svg:x1="11.063cm" svg:y1="12.974cm" svg:x2="10.768cm" svg:y2="12.619cm">
          <text:p/>
        </draw:line>
        <draw:line draw:style-name="gr2" draw:text-style-name="P2" draw:layer="layout" svg:x1="11.78cm" svg:y1="11.96cm" svg:x2="11.682cm" svg:y2="11.842cm">
          <text:p/>
        </draw:line>
        <draw:line draw:style-name="gr2" draw:text-style-name="P2" draw:layer="layout" svg:x1="8.26cm" svg:y1="15.381cm" svg:x2="7.93cm" svg:y2="14.989cm">
          <text:p/>
        </draw:line>
        <draw:line draw:style-name="gr2" draw:text-style-name="P2" draw:layer="layout" svg:x1="4.09cm" svg:y1="17.258cm" svg:x2="4.524cm" svg:y2="17.779cm">
          <text:p/>
        </draw:line>
        <draw:line draw:style-name="gr2" draw:text-style-name="P2" draw:layer="layout" svg:x1="2.935cm" svg:y1="18.214cm" svg:x2="3.369cm" svg:y2="18.735cm">
          <text:p/>
        </draw:line>
        <draw:line draw:style-name="gr2" draw:text-style-name="P2" draw:layer="layout" svg:x1="9.355cm" svg:y1="15.439cm" svg:x2="8.551cm" svg:y2="14.484cm">
          <text:p/>
        </draw:line>
        <draw:line draw:style-name="gr2" draw:text-style-name="P2" draw:layer="layout" svg:x1="12.85cm" svg:y1="11.516cm" svg:x2="12.538cm" svg:y2="11.146cm">
          <text:p/>
        </draw:line>
        <draw:line draw:style-name="gr5" draw:text-style-name="P2" draw:layer="layout" svg:x1="16.032cm" svg:y1="18.68cm" svg:x2="29.032cm" svg:y2="18.68cm">
          <text:p/>
        </draw:line>
        <draw:frame draw:style-name="gr13" draw:text-style-name="P4" draw:layer="layout" svg:width="1.734cm" svg:height="0.962cm" svg:x="21.032cm" svg:y="18.93cm">
          <draw:text-box>
            <text:p>PC1</text:p>
          </draw:text-box>
        </draw:frame>
        <draw:custom-shape draw:style-name="gr7" draw:text-style-name="P5" draw:layer="layout" svg:width="0.2cm" svg:height="0.2cm" draw:transform="rotate (-0.693593844742546) translate (25.939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24.227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22.999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-0.693593844742546) translate (22.615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21.402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21.363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20.474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-0.693593844742546) translate (27.156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16.298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17.839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-0.693593844742546) translate (23.878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-0.693593844742546) translate (28.248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19.914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-0.693593844742546) translate (25.139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-0.693593844742546) translate (22.32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22.193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-0.693593844742546) translate (19.447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527cm" svg:y1="15.848cm" svg:x2="10.761cm" svg:y2="12.563cm">
          <text:p/>
        </draw:line>
        <draw:custom-shape draw:style-name="gr7" draw:text-style-name="P5" draw:layer="layout" svg:width="0.2cm" svg:height="0.2cm" draw:transform="rotate (-0.693593844742546) translate (26.04cm 14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10.984cm 12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9.226cm 13.4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9.255cm 15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6.284cm 12.4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8.06cm 16.4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6.75cm 14.9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6.809cm 16.3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11.799cm 11.9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2.718cm 18.0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4.01cm 17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8.418cm 13.0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12.728cm 11.3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6.919cm 17.3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9.734cm 12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draw:transform="rotate (0.00628318530717959) translate (5.23cm 11.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8.206cm 15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draw:transform="rotate (0.00628318530717959) translate (5.054cm 15.9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12cm" svg:y1="11.856cm" svg:x2="7.969cm" svg:y2="14.932cm">
          <text:p/>
        </draw:line>
        <draw:line draw:style-name="gr2" draw:text-style-name="P2" draw:layer="layout" svg:x1="5.152cm" svg:y1="16.038cm" svg:x2="5.758cm" svg:y2="16.758cm">
          <text:p/>
        </draw:line>
        <draw:line draw:style-name="gr2" draw:text-style-name="P2" draw:layer="layout" svg:x1="6.994cm" svg:y1="17.428cm" svg:x2="6.162cm" svg:y2="16.441cm">
          <text:p/>
        </draw:line>
        <draw:line draw:style-name="gr2" draw:text-style-name="P2" draw:layer="layout" svg:x1="6.916cm" svg:y1="16.513cm" svg:x2="6.581cm" svg:y2="16.11cm">
          <text:p/>
        </draw:line>
        <draw:line draw:style-name="gr2" draw:text-style-name="P2" draw:layer="layout" svg:x1="6.919cm" svg:y1="15.143cm" svg:x2="7.233cm" svg:y2="15.515cm">
          <text:p/>
        </draw:line>
        <draw:line draw:style-name="gr2" draw:text-style-name="P2" draw:layer="layout" svg:x1="8.179cm" svg:y1="16.539cm" svg:x2="7.3cm" svg:y2="15.496cm">
          <text:p/>
        </draw:line>
        <draw:line draw:style-name="gr2" draw:text-style-name="P2" draw:layer="layout" svg:x1="6.443cm" svg:y1="12.627cm" svg:x2="8.193cm" svg:y2="14.732cm">
          <text:p/>
        </draw:line>
        <draw:line draw:style-name="gr2" draw:text-style-name="P2" draw:layer="layout" svg:x1="8.556cm" svg:y1="13.172cm" svg:x2="9.172cm" svg:y2="13.903cm">
          <text:p/>
        </draw:line>
        <draw:line draw:style-name="gr2" draw:text-style-name="P2" draw:layer="layout" svg:x1="9.833cm" svg:y1="12.75cm" svg:x2="10.13cm" svg:y2="13.106cm">
          <text:p/>
        </draw:line>
        <draw:line draw:style-name="gr2" draw:text-style-name="P2" draw:layer="layout" svg:x1="8.26cm" svg:y1="15.382cm" svg:x2="7.93cm" svg:y2="14.99cm">
          <text:p/>
        </draw:line>
        <draw:line draw:style-name="gr2" draw:text-style-name="P2" draw:layer="layout" svg:x1="4.089cm" svg:y1="17.26cm" svg:x2="4.526cm" svg:y2="17.779cm">
          <text:p/>
        </draw:line>
        <draw:line draw:style-name="gr2" draw:text-style-name="P2" draw:layer="layout" svg:x1="2.934cm" svg:y1="18.216cm" svg:x2="3.371cm" svg:y2="18.735cm">
          <text:p/>
        </draw:line>
        <draw:line draw:style-name="gr2" draw:text-style-name="P2" draw:layer="layout" svg:x1="9.355cm" svg:y1="15.441cm" svg:x2="8.551cm" svg:y2="14.486cm">
          <text:p/>
        </draw:line>
        <draw:line draw:style-name="gr2" draw:text-style-name="P2" draw:layer="layout" svg:x1="2.697cm" svg:y1="12.875cm" svg:x2="5.894cm" svg:y2="16.72cm">
          <text:p/>
        </draw:line>
        <draw:custom-shape draw:style-name="gr8" draw:text-style-name="P6" draw:layer="layout" svg:width="0.2cm" svg:height="0.2cm" draw:transform="rotate (-0.693593844742546) translate (19.548cm 14.8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cm" svg:y1="18.7cm" svg:x2="16cm" svg:y2="10.7cm">
          <text:p/>
        </draw:line>
        <draw:line draw:style-name="gr14" draw:text-style-name="P2" draw:layer="layout" svg:x1="22.725cm" svg:y1="14.12cm" svg:x2="22.75cm" svg:y2="15.95cm">
          <text:p/>
        </draw:line>
        <draw:frame draw:style-name="gr6" draw:text-style-name="P4" draw:layer="layout" svg:width="0.925cm" svg:height="0.962cm" svg:x="0.501cm" svg:y="14.1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9T16:08:06.855484811</meta:creation-date>
    <dc:date>2024-03-30T16:32:43.971247081</dc:date>
    <meta:editing-duration>PT31M48S</meta:editing-duration>
    <meta:editing-cycles>8</meta:editing-cycles>
    <meta:generator>LibreOffice/7.3.7.2$Linux_X86_64 LibreOffice_project/30$Build-2</meta:generator>
    <meta:document-statistic meta:object-count="150"/>
  </office:meta>
</office:document-meta>
</file>